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9bd35" officeooo:paragraph-rsid="0019bd35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DejaVu Sans Mono" fo:font-size="11pt" style:font-size-asian="11pt" style:font-name-complex="DejaVu Sans Mono" style:font-size-complex="11pt"/>
    </style:style>
    <style:style style:name="P5" style:family="paragraph" style:parent-style-name="Title">
      <style:text-properties officeooo:rsid="0019bd35" officeooo:paragraph-rsid="0019bd35"/>
    </style:style>
    <style:style style:name="P6" style:family="paragraph" style:parent-style-name="Text_20_body">
      <style:text-properties style:font-name="DejaVu Sans Mono" fo:font-size="11pt" style:font-size-asian="11pt" style:font-name-complex="DejaVu Sans Mono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c21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Grupo05</text:p>
      <text:p text:style-name="P3">Lista de exercícios </text:p>
      <text:p text:style-name="P3">Semana 0<text:span text:style-name="T2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berton Chaves Dias – 11621BSI215</text:p>
      <text:p text:style-name="P2">Elisângela Rithiely Evaristo de Souza - 11811BSI251</text:p>
      <text:p text:style-name="P2">Gabriel Miranda Silva - <text:s/>11621BSI222</text:p>
      <text:p text:style-name="P2"/>
      <text:p text:style-name="P2"/>
      <text:p text:style-name="P4"><text:soft-page-break/>--É preciso atualizar a informação do saldo do cliente na tabela cliente.</text:p>
      <text:p text:style-name="P4">--para este propósito devemos levar em conta o saldo dos depósitos menos os</text:p>
      <text:p text:style-name="P4">--saldos de empréstimos. o cálculo final deve ser armazenado na tabela conta.</text:p>
      <text:p text:style-name="P4"/>
      <text:p text:style-name="P4">﻿--CLIENTES QUE POSSUEM APENAS DEPOSITOS</text:p>
      <text:p text:style-name="P4">--Q01:</text:p>
      <text:p text:style-name="P4">SELECT<text:tab/>NOME_CLIENTE, NOME_AGENCIA, NUMERO_CONTA,</text:p>
      <text:p text:style-name="P4"><text:s text:c="8"/>SUM(SALDO_DEPOSITO) AS TOTAL</text:p>
      <text:p text:style-name="P4">FROM DEPOSITO</text:p>
      <text:p text:style-name="P4">WHERE NOME_CLIENTE || NOME_AGENCIA || NUMERO_CONTA NOT IN</text:p>
      <text:p text:style-name="P4"><text:tab/>(SELECT NOME_CLIENTE || NOME_AGENCIA || NUMERO_CONTA FROM EMPRESTIMO)</text:p>
      <text:p text:style-name="P4">GROUP BY NOME_CLIENTE, NOME_AGENCIA, NUMERO_CONTA</text:p>
      <text:p text:style-name="P4"/>
      <text:p text:style-name="P4"/>
      <text:p text:style-name="P4">--CLIENTES QUE POSSUEM APENAS EMPRESTIMOS</text:p>
      <text:p text:style-name="P4">--Q02:</text:p>
      <text:p text:style-name="P4">SELECT<text:tab/>NOME_CLIENTE, NOME_AGENCIA, NUMERO_CONTA,</text:p>
      <text:p text:style-name="P4"><text:s text:c="8"/>-1*SUM(VALOR_EMPRESTIMO) AS TOTAL</text:p>
      <text:p text:style-name="P4">FROM EMPRESTIMO</text:p>
      <text:p text:style-name="P4">WHERE NOME_CLIENTE || NOME_AGENCIA || NUMERO_CONTA NOT IN </text:p>
      <text:p text:style-name="P4"><text:tab/>(SELECT NOME_CLIENTE || NOME_AGENCIA || NUMERO_CONTA FROM DEPOSITO)</text:p>
      <text:p text:style-name="P4">GROUP BY NOME_CLIENTE, NOME_AGENCIA, NUMERO_CONTA</text:p>
      <text:p text:style-name="P4"/>
      <text:p text:style-name="P4"/>
      <text:p text:style-name="P4">--CLIENTES QUE POSSUEM DEPOSITO E EMPRESTIMOS (AMBOS)</text:p>
      <text:p text:style-name="P4">--Q03:</text:p>
      <text:p text:style-name="P4">SELECT<text:tab/>E.NOME_CLIENTE, E.NOME_AGENCIA, E.NUMERO_CONTA,</text:p>
      <text:p text:style-name="P4"><text:tab/>SUM(D.SALDO_DEPOSITO)-SUM(E.VALOR_EMPRESTIMO) AS TOTAL</text:p>
      <text:p text:style-name="P4">FROM EMPRESTIMO AS E, DEPOSITO AS D</text:p>
      <text:p text:style-name="P4">WHERE E.NOME_CLIENTE = D.NOME_CLIENTE</text:p>
      <text:p text:style-name="P4">AND E.NOME_AGENCIA = D.NOME_AGENCIA</text:p>
      <text:p text:style-name="P4"><text:soft-page-break/>AND E.NUMERO_CONTA = D.NUMERO_CONTA</text:p>
      <text:p text:style-name="P4">GROUP BY E.NOME_CLIENTE, E.NOME_AGENCIA, E.NUMERO_CONTA</text:p>
      <text:p text:style-name="P4"/>
      <text:p text:style-name="P4"/>
      <text:p text:style-name="P4">--CLIENTES QUE POSSUEM DEPOSITOS, EMPRESTIMOS OU AMBOS</text:p>
      <text:p text:style-name="P4">--Q04:</text:p>
      <text:p text:style-name="P4">(SELECT<text:tab/>NOME_CLIENTE, NOME_AGENCIA, NUMERO_CONTA, --SOMENTE DEPOSITOS</text:p>
      <text:p text:style-name="P4"><text:s text:c="8"/>SUM(SALDO_DEPOSITO) AS TOTAL</text:p>
      <text:p text:style-name="P4">FROM DEPOSITO</text:p>
      <text:p text:style-name="P4">WHERE NOME_CLIENTE || NOME_AGENCIA || NUMERO_CONTA NOT IN </text:p>
      <text:p text:style-name="P4"><text:tab/>(SELECT NOME_CLIENTE || NOME_AGENCIA || NUMERO_CONTA FROM EMPRESTIMO)</text:p>
      <text:p text:style-name="P4">GROUP BY NOME_CLIENTE, NOME_AGENCIA, NUMERO_CONTA)</text:p>
      <text:p text:style-name="P4">UNION</text:p>
      <text:p text:style-name="P4">(SELECT<text:tab/>NOME_CLIENTE, NOME_AGENCIA, NUMERO_CONTA, --SOMENTE EMPRESTIMOS</text:p>
      <text:p text:style-name="P4"><text:s text:c="8"/>-1*SUM(VALOR_EMPRESTIMO) AS TOTAL</text:p>
      <text:p text:style-name="P4">FROM EMPRESTIMO</text:p>
      <text:p text:style-name="P4">WHERE NOME_CLIENTE || NOME_AGENCIA || NUMERO_CONTA NOT IN </text:p>
      <text:p text:style-name="P4"><text:tab/>(SELECT NOME_CLIENTE || NOME_AGENCIA || NUMERO_CONTA FROM DEPOSITO)</text:p>
      <text:p text:style-name="P4">GROUP BY NOME_CLIENTE, NOME_AGENCIA, NUMERO_CONTA)</text:p>
      <text:p text:style-name="P4">UNION</text:p>
      <text:p text:style-name="P4">(SELECT<text:tab/>E.NOME_CLIENTE, E.NOME_AGENCIA, E.NUMERO_CONTA, -- AMBOS</text:p>
      <text:p text:style-name="P4"><text:tab/>SUM(D.SALDO_DEPOSITO)-SUM(E.VALOR_EMPRESTIMO) AS TOTAL</text:p>
      <text:p text:style-name="P4">FROM EMPRESTIMO AS E, DEPOSITO AS D</text:p>
      <text:p text:style-name="P4">WHERE E.NOME_CLIENTE = D.NOME_CLIENTE</text:p>
      <text:p text:style-name="P4">AND E.NOME_AGENCIA = D.NOME_AGENCIA</text:p>
      <text:p text:style-name="P4">AND E.NUMERO_CONTA = D.NUMERO_CONTA</text:p>
      <text:p text:style-name="P4">GROUP BY E.NOME_CLIENTE, E.NOME_AGENCIA, E.NUMERO_CONTA)</text:p>
      <text:p text:style-name="P4"/>
      <text:p text:style-name="P4"/>
      <text:p text:style-name="P4">--Agora utilizamos a Q04 como relatório para o comando de atualização</text:p>
      <text:p text:style-name="P4"/>
      <text:p text:style-name="P4"><text:soft-page-break/>UPDATE CONTA SET SALDO_CONTA = 0;</text:p>
      <text:p text:style-name="P4">SELECT NOME_CLIENTE, SALDO_CONTA FROM CONTA ORDER BY SALDO_CONTA DESC;</text:p>
      <text:p text:style-name="P4"/>
      <text:p text:style-name="P4">--Q05:</text:p>
      <text:p text:style-name="P4">UPDATE CONTA SET SALDO_CONTA = R.TOTAL</text:p>
      <text:p text:style-name="P4">FROM (</text:p>
      <text:p text:style-name="P4"><text:tab/>(SELECT<text:tab/>NOME_CLIENTE, NOME_AGENCIA, NUMERO_CONTA, --SOMENTE DEPOSITOS</text:p>
      <text:p text:style-name="P4"><text:tab/><text:tab/>SUM(SALDO_DEPOSITO) AS TOTAL</text:p>
      <text:p text:style-name="P4"><text:tab/>FROM DEPOSITO</text:p>
      <text:p text:style-name="P4"><text:tab/>WHERE NOME_CLIENTE || NOME_AGENCIA || NUMERO_CONTA NOT IN </text:p>
      <text:p text:style-name="P4"><text:tab/><text:tab/>(SELECT NOME_CLIENTE || NOME_AGENCIA || NUMERO_CONTA FROM EMPRESTIMO)</text:p>
      <text:p text:style-name="P4"><text:tab/>GROUP BY NOME_CLIENTE, NOME_AGENCIA, NUMERO_CONTA)</text:p>
      <text:p text:style-name="P4"><text:tab/>UNION</text:p>
      <text:p text:style-name="P4"><text:tab/>(SELECT<text:tab/>NOME_CLIENTE, NOME_AGENCIA, NUMERO_CONTA, --SOMENTE EMPRESTIMOS</text:p>
      <text:p text:style-name="P4"><text:tab/><text:tab/>-1*SUM(VALOR_EMPRESTIMO) AS TOTAL</text:p>
      <text:p text:style-name="P4"><text:tab/>FROM EMPRESTIMO</text:p>
      <text:p text:style-name="P4"><text:tab/>WHERE NOME_CLIENTE || NOME_AGENCIA || NUMERO_CONTA NOT IN </text:p>
      <text:p text:style-name="P4"><text:tab/><text:tab/>(SELECT NOME_CLIENTE || NOME_AGENCIA || NUMERO_CONTA FROM DEPOSITO)</text:p>
      <text:p text:style-name="P4"><text:tab/>GROUP BY NOME_CLIENTE, NOME_AGENCIA, NUMERO_CONTA)</text:p>
      <text:p text:style-name="P4"><text:tab/>UNION</text:p>
      <text:p text:style-name="P4"><text:tab/>(SELECT<text:tab/>E.NOME_CLIENTE, E.NOME_AGENCIA, E.NUMERO_CONTA, -- AMBOS</text:p>
      <text:p text:style-name="P4"><text:tab/><text:tab/>SUM(D.SALDO_DEPOSITO)-SUM(E.VALOR_EMPRESTIMO) AS TOTAL</text:p>
      <text:p text:style-name="P4"><text:tab/>FROM EMPRESTIMO AS E, DEPOSITO AS D</text:p>
      <text:p text:style-name="P4"><text:tab/>WHERE E.NOME_CLIENTE = D.NOME_CLIENTE</text:p>
      <text:p text:style-name="P4"><text:tab/>AND E.NOME_AGENCIA = D.NOME_AGENCIA</text:p>
      <text:p text:style-name="P4"><text:tab/>AND E.NUMERO_CONTA = D.NUMERO_CONTA</text:p>
      <text:p text:style-name="P4"><text:tab/>GROUP BY E.NOME_CLIENTE, E.NOME_AGENCIA, E.NUMERO_CONTA)</text:p>
      <text:p text:style-name="P4">) AS R</text:p>
      <text:p text:style-name="P4"><text:soft-page-break/>WHERE <text:s text:c="2"/>CONTA.NOME_CLIENTE = R.NOME_CLIENTE</text:p>
      <text:p text:style-name="P4">AND <text:tab/>CONTA.NOME_AGENCIA = R.NOME_AGENCIA</text:p>
      <text:p text:style-name="P4">AND <text:tab/>CONTA.NUMERO_CONTA = R.NUMERO_CONTA</text:p>
      <text:p text:style-name="P4"/>
      <text:p text:style-name="P4"/>
      <text:p text:style-name="P4">--</text:p>
      <text:p text:style-name="P4">-- PERCEBAM QUE ESTA CONSULTA AINDA NÃO FEZ UM RELATÓRIO COMPLETO</text:p>
      <text:p text:style-name="P4">-- DOS CLIENTES DO BANCO PORQUE EXISTEM CLIENTES QUE NÃO FIZERAM</text:p>
      <text:p text:style-name="P4">-- NEM EMPRESTIMOS E NEM DEPÓSITOS, MAS AINDA ASSIM POSSUEM UMA</text:p>
      <text:p text:style-name="P4">-- CONTA NO BANCO.</text:p>
      <text:p text:style-name="P4"/>
      <text:p text:style-name="P4"/>
      <text:p text:style-name="P4"/>
      <text:p text:style-name="P4"/>
      <text:p text:style-name="P4"/>
      <text:p text:style-name="P4">-- EXISTE UM MODO MAIS FÁCIL DE REALIZAR ESTAS OPERAÇÕES?</text:p>
      <text:p text:style-name="P4"/>
      <text:p text:style-name="P4"/>
      <text:p text:style-name="P4"/>
      <text:p text:style-name="P4"/>
      <text:p text:style-name="P4"/>
      <text:p text:style-name="P4"/>
      <text:p text:style-name="P4">-- COM A UTILIZAÇÃO DE JUNÇÕES, ESCREVEMOS CONSULTAS MENORES, MAIS</text:p>
      <text:p text:style-name="P4">-- SIMPLES, DETERMINANDO COMO AS LINHAS DE CADA TABELA DEVEM SER </text:p>
      <text:p text:style-name="P4">-- RETORNADAS DE ACORDO COM A EXISTÊNCIA OU NÃO DE UMA LINHA </text:p>
      <text:p text:style-name="P4">-- CORRESPONDENTE NA OUTRA TABELA</text:p>
      <text:p text:style-name="P4"/>
      <text:p text:style-name="P4">--ANTES DE FAZER A CONSULTA COMPLETA, VAMOS GRADUAR A COMPLEXIDADE:</text:p>
      <text:p text:style-name="P4">--COMEÇAMOS COM A CONSULTA PARA RETORNAR CLIENTES QUE POSSUEM</text:p>
      <text:p text:style-name="P4">--EMPRESTIMOS E DEPOSITOS (AO MESMO TEMPO)</text:p>
      <text:p text:style-name="P4"/>
      <text:p text:style-name="P4"><text:soft-page-break/>--Q06:</text:p>
      <text:p text:style-name="P4">SELECT<text:tab/>E.NOME_CLIENTE, E.NOME_AGENCIA, E.NUMERO_CONTA,</text:p>
      <text:p text:style-name="P4"><text:tab/>SUM(D.SALDO_DEPOSITO)-SUM(E.VALOR_EMPRESTIMO) AS TOTAL</text:p>
      <text:p text:style-name="P4">FROM EMPRESTIMO AS E INNER JOIN DEPOSITO AS D </text:p>
      <text:p text:style-name="P4">ON <text:tab/>E.NOME_CLIENTE = D.NOME_CLIENTE</text:p>
      <text:p text:style-name="P4">AND <text:s text:c="2"/><text:tab/>E.NOME_AGENCIA = D.NOME_AGENCIA</text:p>
      <text:p text:style-name="P4">AND <text:s text:c="2"/><text:tab/>E.NUMERO_CONTA = D.NUMERO_CONTA</text:p>
      <text:p text:style-name="P4">GROUP BY E.NOME_CLIENTE, E.NOME_AGENCIA, E.NUMERO_CONTA</text:p>
      <text:p text:style-name="P4"/>
      <text:p text:style-name="P4"/>
      <text:p text:style-name="P4"/>
      <text:p text:style-name="P4"/>
      <text:p text:style-name="P4">-- UTILIZANDO A CLÁUSULA "NATURAL", ENTÃO A CLÁUSULA "ON" NÃO</text:p>
      <text:p text:style-name="P4">-- NECESSITA SER UTILIZADA E A COMPLEXIDADE DA CONSULTA SERÁ</text:p>
      <text:p text:style-name="P4">-- REDUZIDA COMPARANDO COM A CONSULTA INICIAL, NA QUAL TODAS</text:p>
      <text:p text:style-name="P4">-- AS CHAVES DEVIAM SER COMPARADAS AOS PARES.</text:p>
      <text:p text:style-name="P4">--REESCRITA POR MEIO DE JUNÇÕES. NESTE CASO TEMOS:</text:p>
      <text:p text:style-name="P4">--Q07:</text:p>
      <text:p text:style-name="P4">SELECT E.NOME_CLIENTE, E.NOME_AGENCIA, E.NUMERO_CONTA,</text:p>
      <text:p text:style-name="P4"><text:tab/>SUM(D.SALDO_DEPOSITO)-SUM(E.VALOR_EMPRESTIMO) AS TOTAL</text:p>
      <text:p text:style-name="P4">FROM EMPRESTIMO AS E NATURAL INNER JOIN DEPOSITO AS D</text:p>
      <text:p text:style-name="P4">GROUP BY E.NOME_CLIENTE, E.NOME_AGENCIA, E.NUMERO_CONTA</text:p>
      <text:p text:style-name="P4"/>
      <text:p text:style-name="P4">--CONCLUSÃO:</text:p>
      <text:p text:style-name="P4">--É MELHOR FAZER USO DA CLÁUSULA NATURAL QUANDO POSSÍVEL.</text:p>
      <text:p text:style-name="P4"/>
      <text:p text:style-name="P4"/>
      <text:p text:style-name="P4"/>
      <text:p text:style-name="P4"/>
      <text:p text:style-name="P4"/>
      <text:p text:style-name="P4">-- QUER-SE RETORNAR DADOS EXCLUSIVOS DA TABELA CLIENTE EM UM JOIN</text:p>
      <text:p text:style-name="P4"><text:soft-page-break/>-- COM A TABELA DEPOSITO. CASO EXISTAM DEPÓSITO DEVE SER MOSTRADO</text:p>
      <text:p text:style-name="P4">-- E CASO NÃO EXISTAM DEPÓSITOS MOSTRAR APENAS OS DADOS DO CLIENTE</text:p>
      <text:p text:style-name="P4"/>
      <text:p text:style-name="P4">--Q08:</text:p>
      <text:p text:style-name="P4"/>
      <text:p text:style-name="P4">SELECT<text:tab/>C.NOME_CLIENTE, C.CIDADE_CLIENTE, D.NOME_AGENCIA, </text:p>
      <text:p text:style-name="P4"><text:s text:c="8"/>D.NUMERO_CONTA, SUM(D.SALDO_DEPOSITO) AS DEP</text:p>
      <text:p text:style-name="P4">FROM CLIENTE AS C NATURAL LEFT OUTER JOIN DEPOSITO AS D</text:p>
      <text:p text:style-name="P4">GROUP BY C.NOME_CLIENTE, C.CIDADE_CLIENTE, D.NOME_AGENCIA, D.NUMERO_CONTA</text:p>
      <text:p text:style-name="P4">ORDER BY C.NOME_CLIENTE, C.CIDADE_CLIENTE, D.NOME_AGENCIA, D.NUMERO_CONTA</text:p>
      <text:p text:style-name="P4"/>
      <text:p text:style-name="P4">-- AS LINHAS DA TABELA À ESQUERDA QUE ESTIVEREM FORA DO JOIN </text:p>
      <text:p text:style-name="P4">-- SERÃO RETORNADAS, PORÉM COM CONTEÚDO NULO NOS DADOS NÃO</text:p>
      <text:p text:style-name="P4">-- AGRUPADOS.</text:p>
      <text:p text:style-name="P4"/>
      <text:p text:style-name="P4"/>
      <text:p text:style-name="P4">--Q09: O MESMO ENTRE CLIENTE E EMPRESTIMO</text:p>
      <text:p text:style-name="P4"/>
      <text:p text:style-name="P4">SELECT<text:tab/>C.NOME_CLIENTE, C.CIDADE_CLIENTE, E.NOME_AGENCIA, </text:p>
      <text:p text:style-name="P4"><text:s text:c="9"/>E.NUMERO_CONTA, SUM(E.VALOR_EMPRESTIMO) AS EMP</text:p>
      <text:p text:style-name="P4">FROM CLIENTE AS C NATURAL LEFT OUTER JOIN EMPRESTIMO AS E</text:p>
      <text:p text:style-name="P4">GROUP BY C.NOME_CLIENTE, C.CIDADE_CLIENTE, E.NOME_AGENCIA, E.NUMERO_CONTA</text:p>
      <text:p text:style-name="P4">ORDER BY C.NOME_CLIENTE, C.CIDADE_CLIENTE, E.NOME_AGENCIA, E.NUMERO_CONTA</text:p>
      <text:p text:style-name="P4"/>
      <text:p text:style-name="P4">-- ISSO NÃO É UMA FALHA, MAS UMA VIRTUDE DO JOIN PORQUE NOS PERMITE</text:p>
      <text:p text:style-name="P4">-- RESPONDER À SEGUINTE PERGUNTA:</text:p>
      <text:p text:style-name="P4"/>
      <text:p text:style-name="P4">--*************************************************************</text:p>
      <text:p text:style-name="P4">-- "RETORNE TODOS OS CLIENTES DO BANCO COM SUAS RESPECTIVAS SOMAS</text:p>
      <text:p text:style-name="P4">-- "DE DEPÓSITOS E EMPRESTIMOS CASO EXISTAM"</text:p>
      <text:p text:style-name="P4">--*************************************************************</text:p>
      <text:p text:style-name="P4"><text:soft-page-break/>--Q10a:</text:p>
      <text:p text:style-name="P4">SELECT<text:tab/>C.NOME_CLIENTE, C.NOME_AGENCIA, C.NUMERO_CONTA,</text:p>
      <text:p text:style-name="P4"><text:tab/>SUM(D.SALDO_DEPOSITO) AS TOTAL_DEP, </text:p>
      <text:p text:style-name="P4"><text:tab/>SUM(E.VALOR_EMPRESTIMO) AS TOTAL_EMP</text:p>
      <text:p text:style-name="P4">FROM CONTA AS C NATURAL LEFT OUTER JOIN </text:p>
      <text:p text:style-name="P4"><text:tab/><text:tab/>(EMPRESTIMO AS E NATURAL LEFT OUTER JOIN DEPOSITO AS D)</text:p>
      <text:p text:style-name="P4">GROUP BY C.NOME_CLIENTE, C.NOME_AGENCIA, C.NUMERO_CONTA</text:p>
      <text:p text:style-name="P4"/>
      <text:p text:style-name="P4"/>
      <text:p text:style-name="P4">--Q10b:</text:p>
      <text:p text:style-name="P4">SELECT<text:tab/>C.NOME_CLIENTE, C.NOME_AGENCIA, C.NUMERO_CONTA,</text:p>
      <text:p text:style-name="P4"><text:tab/>SUM(D.SALDO_DEPOSITO) AS TOTAL_DEP, </text:p>
      <text:p text:style-name="P4"><text:tab/>SUM(E.VALOR_EMPRESTIMO) AS TOTAL_EMP</text:p>
      <text:p text:style-name="P4">FROM CONTA AS C NATURAL LEFT JOIN </text:p>
      <text:p text:style-name="P4"><text:tab/><text:tab/>(EMPRESTIMO AS E NATURAL FULL JOIN DEPOSITO AS D)</text:p>
      <text:p text:style-name="P4">GROUP BY C.NOME_CLIENTE, C.NOME_AGENCIA, C.NUMERO_CONTA</text:p>
      <text:p text:style-name="P4"/>
      <text:p text:style-name="P4"/>
      <text:p text:style-name="P4"/>
      <text:p text:style-name="P4"/>
      <text:p text:style-name="P4">--Agora a atualizacao do saldo da conta dos clientes fica</text:p>
      <text:p text:style-name="P4">--mais simples do que a Q05</text:p>
      <text:p text:style-name="P4">--Q10c ou Q05b: </text:p>
      <text:p text:style-name="P4">UPDATE CONTA SET SALDO_CONTA = RELATORIO.TOTAL</text:p>
      <text:p text:style-name="P4">FROM(</text:p>
      <text:p text:style-name="P4"><text:tab/>SELECT<text:tab/>C.NOME_CLIENTE, C.NOME_AGENCIA, C.NUMERO_CONTA,</text:p>
      <text:p text:style-name="P4"><text:tab/><text:tab/>SUM(D.SALDO_DEPOSITO) - SUM(E.VALOR_EMPRESTIMO) AS TOTAL</text:p>
      <text:p text:style-name="P4"><text:tab/>FROM CONTA AS C NATURAL LEFT JOIN</text:p>
      <text:p text:style-name="P4"><text:tab/><text:tab/><text:tab/>(EMPRESTIMO AS E NATURAL FULL JOIN DEPOSITO AS D)</text:p>
      <text:p text:style-name="P4"><text:tab/>GROUP BY C.NOME_CLIENTE, C.NOME_AGENCIA, C.NUMERO_CONTA</text:p>
      <text:p text:style-name="P4">) AS RELATORIO</text:p>
      <text:p text:style-name="P4"><text:soft-page-break/>WHERE <text:s/>CONTA.NOME_CLIENTE = RELATORIO.NOME_CLIENTE</text:p>
      <text:p text:style-name="P4">AND <text:s text:c="3"/>CONTA.NOME_AGENCIA = RELATORIO.NOME_AGENCIA</text:p>
      <text:p text:style-name="P4">AND <text:s text:c="3"/>CONTA.NUMERO_CONTA = RELATORIO.NUMERO_CONTA</text:p>
      <text:p text:style-name="P4"/>
      <text:p text:style-name="P4"/>
      <text:p text:style-name="P4"/>
      <text:p text:style-name="P4"/>
      <text:p text:style-name="P4">--SERÁ QUE AGORA ESTÁ CERTO?</text:p>
      <text:p text:style-name="P4">SELECT NOME_CLIENTE, SALDO_CONTA FROM CONTA ORDER BY SALDO_CONTA DESC;</text:p>
      <text:p text:style-name="P4"/>
      <text:p text:style-name="P4"/>
      <text:p text:style-name="P4"/>
      <text:p text:style-name="P4"/>
      <text:p text:style-name="P4"/>
      <text:p text:style-name="P4">--Q10d</text:p>
      <text:p text:style-name="P4">SELECT<text:tab/>C.NOME_CLIENTE, C.NOME_AGENCIA, C.NUMERO_CONTA,</text:p>
      <text:p text:style-name="P4"><text:tab/>COALESCE(SUM(D.SALDO_DEPOSITO <text:s/>),0) AS TOTAL_DEP, </text:p>
      <text:p text:style-name="P4"><text:tab/>COALESCE(SUM(E.VALOR_EMPRESTIMO),0) AS TOTAL_EMP</text:p>
      <text:p text:style-name="P4">FROM CONTA AS C NATURAL LEFT JOIN </text:p>
      <text:p text:style-name="P4"><text:tab/><text:tab/>(EMPRESTIMO AS E NATURAL FULL JOIN DEPOSITO AS D)</text:p>
      <text:p text:style-name="P4">GROUP BY C.NOME_CLIENTE, C.NOME_AGENCIA, C.NUMERO_CONTA</text:p>
      <text:p text:style-name="P4"/>
      <text:p text:style-name="P4"/>
      <text:p text:style-name="P4"/>
      <text:p text:style-name="P4">--Q10e</text:p>
      <text:p text:style-name="P4">SELECT<text:tab/>C.NOME_CLIENTE, C.NOME_AGENCIA, C.NUMERO_CONTA,</text:p>
      <text:p text:style-name="P4"><text:tab/>COALESCE(SUM(D.SALDO_DEPOSITO),0) - COALESCE(SUM(E.VALOR_EMPRESTIMO),0) AS TOTAL</text:p>
      <text:p text:style-name="P4">FROM CONTA AS C NATURAL LEFT JOIN</text:p>
      <text:p text:style-name="P4"><text:tab/><text:tab/>(EMPRESTIMO AS E NATURAL FULL JOIN <text:s/>DEPOSITO AS D)</text:p>
      <text:p text:style-name="P4">GROUP BY C.NOME_CLIENTE, C.NOME_AGENCIA, C.NUMERO_CONTA</text:p>
      <text:p text:style-name="P4"/>
      <text:p text:style-name="P4"><text:soft-page-break/></text:p>
      <text:p text:style-name="P4">--Q10f ou Q05c</text:p>
      <text:p text:style-name="P4">UPDATE CONTA SET SALDO_CONTA = RELATORIO.TOTAL</text:p>
      <text:p text:style-name="P4">FROM(</text:p>
      <text:p text:style-name="P4"><text:tab/>SELECT<text:tab/>C.NOME_CLIENTE, C.NOME_AGENCIA, C.NUMERO_CONTA,</text:p>
      <text:p text:style-name="P4"><text:tab/><text:tab/>COALESCE(SUM(D.SALDO_DEPOSITO),0) - COALESCE(SUM(E.VALOR_EMPRESTIMO),0) AS TOTAL</text:p>
      <text:p text:style-name="P4"><text:tab/>FROM CONTA AS C NATURAL LEFT JOIN</text:p>
      <text:p text:style-name="P4"><text:tab/><text:tab/><text:tab/>(EMPRESTIMO AS E NATURAL FULL JOIN DEPOSITO AS D)</text:p>
      <text:p text:style-name="P4"><text:tab/>GROUP BY C.NOME_CLIENTE, C.NOME_AGENCIA, C.NUMERO_CONTA</text:p>
      <text:p text:style-name="P4">) AS RELATORIO</text:p>
      <text:p text:style-name="P4">WHERE CONTA.NOME_CLIENTE = RELATORIO.NOME_CLIENTE</text:p>
      <text:p text:style-name="P4">AND <text:s text:c="2"/>CONTA.NOME_AGENCIA = RELATORIO.NOME_AGENCIA</text:p>
      <text:p text:style-name="P4">AND <text:s text:c="2"/>CONTA.NUMERO_CONTA = RELATORIO.NUMERO_CONTA</text:p>
      <text:p text:style-name="P4"/>
      <text:p text:style-name="P4"/>
      <text:p text:style-name="P4">--SERÁ QUE AGORA ESTÁ CERTO?</text:p>
      <text:p text:style-name="P4">SELECT NOME_CLIENTE, SALDO_CONTA FROM CONTA ORDER BY SALDO_CONTA DESC;</text:p>
      <text:p text:style-name="P4"/>
      <text:p text:style-name="P4"/>
      <text:p text:style-name="P4">update conta set saldo_conta=0;</text:p>
      <text:p text:style-name="P4">--PRIMEIRO CONFERIMOS COMO ESTá A SITUAçãO DAS CONTAS</text:p>
      <text:p text:style-name="P4">select * from conta;</text:p>
      <text:p text:style-name="P4"/>
      <text:p text:style-name="P4">--EXECUTAMOS OUTRA CONFERENCIA PARA VER COMO SERãO OS RETORNOS DA PESQUISA</text:p>
      <text:p text:style-name="P4">select getliquido(numero_conta, nome_agencia, nome_cliente) from conta;</text:p>
      <text:p text:style-name="P4"/>
      <text:p text:style-name="P4">--DEPOIS ATUALIZAMOS ...</text:p>
      <text:p text:style-name="P4">update conta set saldo_conta=getliquido(numero_conta, nome_agencia, nome_cliente);</text:p>
      <text:p text:style-name="P4"/>
      <text:p text:style-name="P4">--... E CONFERINDO DE NOVO:</text:p>
      <text:p text:style-name="P4"><text:soft-page-break/>select * from conta where nome_agencia = 'PUC';</text:p>
      <text:p text:style-name="P4"/>
      <text:p text:style-name="P4">--A DEFINIÇÃO DA FUNÇÃO GETLIQUIDO</text:p>
      <text:p text:style-name="P4">CREATE OR REPLACE FUNCTION getliquido(p_numero_conta integer, p_nome_agencia character varying, p_nome_cliente character varying)</text:p>
      <text:p text:style-name="P4"><text:s text:c="2"/>RETURNS float AS</text:p>
      <text:p text:style-name="P4">$BODY$</text:p>
      <text:p text:style-name="P4">DECLARE</text:p>
      <text:p text:style-name="P4"><text:s text:c="4"/>saldo_liquido float;</text:p>
      <text:p text:style-name="P4"><text:s text:c="4"/>soma_deposito float;</text:p>
      <text:p text:style-name="P4"><text:s text:c="4"/>soma_emprestimo float;</text:p>
      <text:p text:style-name="P4"><text:s text:c="4"/>cursor_relatorio CURSOR FOR SELECT SUM(D.SALDO_DEPOSITO) AS TOTAL_DEP, </text:p>
      <text:p text:style-name="P4"><text:tab/><text:tab/>SUM(E.VALOR_EMPRESTIMO) AS TOTAL_EMP</text:p>
      <text:p text:style-name="P4"><text:tab/><text:tab/>FROM CONTA AS C NATURAL LEFT OUTER JOIN </text:p>
      <text:p text:style-name="P4"><text:tab/><text:tab/>(EMPRESTIMO AS E NATURAL FULL JOIN DEPOSITO AS D)</text:p>
      <text:p text:style-name="P4"><text:tab/>WHERE C.NOME_CLIENTE=p_nome_cliente AND C.NOME_AGENCIA=p_nome_agencia AND C.NUMERO_CONTA=p_numero_conta</text:p>
      <text:p text:style-name="P4"><text:tab/>GROUP BY C.NOME_CLIENTE, C.NOME_AGENCIA, C.NUMERO_CONTA;</text:p>
      <text:p text:style-name="P4">BEGIN</text:p>
      <text:p text:style-name="P4"/>
      <text:p text:style-name="P4"><text:s text:c="4"/>OPEN cursor_relatorio;</text:p>
      <text:p text:style-name="P4"><text:s text:c="8"/>saldo_liquido=0; <text:s text:c="3"/></text:p>
      <text:p text:style-name="P4"><text:s text:c="8"/>FETCH cursor_relatorio INTO soma_deposito, soma_emprestimo;</text:p>
      <text:p text:style-name="P4"><text:s text:c="8"/>RAISE NOTICE 'O valor de DEP é % e EMP é %', soma_deposito, soma_emprestimo;</text:p>
      <text:p text:style-name="P4"><text:s text:c="8"/>IF FOUND THEN </text:p>
      <text:p text:style-name="P4"><text:tab/> <text:s text:c="3"/>IF soma_deposito IS NULL THEN soma_deposito=0; END IF;</text:p>
      <text:p text:style-name="P4"><text:tab/> <text:s text:c="3"/>IF soma_emprestimo IS NULL then soma_emprestimo=0; END IF;</text:p>
      <text:p text:style-name="P4"><text:s text:c="12"/>saldo_liquido = soma_deposito - soma_emprestimo ;</text:p>
      <text:p text:style-name="P4"><text:s text:c="8"/>END IF;</text:p>
      <text:p text:style-name="P4"><text:s text:c="4"/>CLOSE cursor_relatorio;</text:p>
      <text:p text:style-name="P4"><text:s text:c="4"/>RETURN saldo_liquido;</text:p>
      <text:p text:style-name="P4"><text:soft-page-break/>END</text:p>
      <text:p text:style-name="P4">$BODY$</text:p>
      <text:p text:style-name="P4"><text:s text:c="2"/>LANGUAGE plpgsql VOLATILE</text:p>
      <text:p text:style-name="P4"><text:s text:c="2"/>COST 100;</text:p>
      <text:p text:style-name="P4">ALTER FUNCTION getliquido(integer, character varying, character varying)</text:p>
      <text:p text:style-name="P4"><text:s text:c="2"/>OWNER TO aluno;</text:p>
      <text:p text:style-name="P4"/>
      <text:p text:style-name="P4"/>
      <text:p text:style-name="P4">--PRIMEIRO CONFERIMOS COMO ESTá A SITUAçãO DAS CONTAS</text:p>
      <text:p text:style-name="P4">select * from emprestimo where nome_agencia = 'PUC';</text:p>
      <text:p text:style-name="P4"/>
      <text:p text:style-name="P4">--EXECUTAMOS OUTRA CONFERENCIA PARA VER COMO SERãO OS RETORNOS DA PESQUISA</text:p>
      <text:p text:style-name="P4">select conta.*, update_valor_emprestimo1(numero_conta, nome_agencia, nome_cliente) from conta where nome_agencia = 'PUC';</text:p>
      <text:p text:style-name="P4"/>
      <text:p text:style-name="P4">--A DEFINIÇÃO DA FUNÇÃO update_valor_emprestimo1</text:p>
      <text:p text:style-name="P4">CREATE OR REPLACE FUNCTION update_valor_emprestimo1(<text:tab/>p_numero_conta integer, </text:p>
      <text:p text:style-name="P4"><text:tab/><text:tab/><text:tab/><text:tab/><text:tab/><text:tab/><text:tab/>p_nome_agencia character varying, </text:p>
      <text:p text:style-name="P4"><text:tab/><text:tab/><text:tab/><text:tab/><text:tab/><text:tab/><text:tab/>p_nome_cliente character varying</text:p>
      <text:p text:style-name="P4"><text:tab/><text:tab/><text:tab/><text:tab/><text:tab/><text:tab/>)</text:p>
      <text:p text:style-name="P4"><text:s text:c="2"/>RETURNS float AS</text:p>
      <text:p text:style-name="P4">$BODY$</text:p>
      <text:p text:style-name="P4">DECLARE</text:p>
      <text:p text:style-name="P4"><text:s text:c="4"/>l_valor_emprestimo float;</text:p>
      <text:p text:style-name="P4"><text:s text:c="4"/>l_valor_juros float;</text:p>
      <text:p text:style-name="P4"><text:s text:c="4"/>cursor_relatorio CURSOR FOR SELECT VALOR_EMPRESTIMO, JUROS_EMPRESTIMO</text:p>
      <text:p text:style-name="P4"><text:tab/>FROM EMPRESTIMO </text:p>
      <text:p text:style-name="P4"><text:tab/>WHERE NOME_CLIENTE=p_nome_cliente AND NOME_AGENCIA=p_nome_agencia AND NUMERO_CONTA=p_numero_conta;</text:p>
      <text:p text:style-name="P4">BEGIN</text:p>
      <text:p text:style-name="P4"><text:s text:c="4"/>OPEN cursor_relatorio;</text:p>
      <text:p text:style-name="P4"><text:soft-page-break/><text:tab/>FETCH cursor_relatorio INTO l_valor_emprestimo, l_valor_juros;</text:p>
      <text:p text:style-name="P4"><text:tab/>IF FOUND THEN </text:p>
      <text:p text:style-name="P4"><text:tab/><text:tab/>l_valor_emprestimo = l_valor_emprestimo * (1+((l_valor_juros)/100));</text:p>
      <text:p text:style-name="P4"><text:tab/><text:tab/>UPDATE EMPRESTIMO SET VALOR_EMPRESTIMO = l_valor_emprestimo WHERE</text:p>
      <text:p text:style-name="P4"><text:tab/><text:tab/>NOME_CLIENTE=p_nome_cliente AND NOME_AGENCIA=p_nome_agencia AND NUMERO_CONTA=p_numero_conta;</text:p>
      <text:p text:style-name="P4"><text:tab/>END IF;</text:p>
      <text:p text:style-name="P4"><text:s text:c="4"/>CLOSE cursor_relatorio;</text:p>
      <text:p text:style-name="P4"><text:s text:c="4"/>RETURN l_valor_emprestimo;</text:p>
      <text:p text:style-name="P4">END</text:p>
      <text:p text:style-name="P4">$BODY$</text:p>
      <text:p text:style-name="P4"><text:s text:c="2"/>LANGUAGE plpgsql VOLATILE</text:p>
      <text:p text:style-name="P4"><text:s text:c="2"/>COST 100;</text:p>
      <text:p text:style-name="P4">ALTER FUNCTION update_valor_emprestimo1(integer, character varying, character varying)</text:p>
      <text:p text:style-name="P4"><text:s text:c="2"/>OWNER TO aluno;</text:p>
      <text:p text:style-name="P4"/>
      <text:p text:style-name="P4">--Lista as quantidades de emprestimos realizados por cada cliente</text:p>
      <text:p text:style-name="P4">select nome_cliente, count(1) from emprestimo group by nome_cliente order by count(1) desc;</text:p>
      <text:p text:style-name="P4"/>
      <text:p text:style-name="P4">--Lista apenas um deles</text:p>
      <text:p text:style-name="P4">select * from emprestimo where nome_cliente = 'Reinaldo Pereira da Silva';</text:p>
      <text:p text:style-name="P4"/>
      <text:p text:style-name="P4">--Agora atualiza apenas os valores de empréstimos desta pessoa</text:p>
      <text:p text:style-name="P4">select update_valor_emprestimo2('Reinaldo Pereira da Silva');</text:p>
      <text:p text:style-name="P4"/>
      <text:p text:style-name="P4">--A DEFINIÇÃO DO PROCEDIMENTO update_valor_emprestimo2</text:p>
      <text:p text:style-name="P4">CREATE OR REPLACE FUNCTION update_valor_emprestimo2(p_nome_cliente character varying )</text:p>
      <text:p text:style-name="P4"><text:s text:c="2"/>RETURNS void as</text:p>
      <text:p text:style-name="P4"><text:soft-page-break/>$BODY$</text:p>
      <text:p text:style-name="P4">DECLARE</text:p>
      <text:p text:style-name="P4"><text:tab/>l_valor_emprestimo float;</text:p>
      <text:p text:style-name="P4"><text:tab/>l_valor_juros float;</text:p>
      <text:p text:style-name="P4"><text:tab/>l_numero_emprestimo integer;</text:p>
      <text:p text:style-name="P4"><text:s text:c="4"/>cursor_relatorio CURSOR FOR SELECT VALOR_EMPRESTIMO, JUROS_EMPRESTIMO, NUMERO_EMPRESTIMO</text:p>
      <text:p text:style-name="P4"><text:tab/><text:tab/><text:tab/><text:tab/>FROM EMPRESTIMO </text:p>
      <text:p text:style-name="P4"><text:tab/><text:tab/><text:tab/><text:tab/>WHERE NOME_CLIENTE=p_nome_cliente;</text:p>
      <text:p text:style-name="P4">BEGIN</text:p>
      <text:p text:style-name="P4"><text:s text:c="3"/>OPEN cursor_relatorio;</text:p>
      <text:p text:style-name="P4"><text:tab/>LOOP</text:p>
      <text:p text:style-name="P4"><text:tab/><text:tab/>FETCH cursor_relatorio INTO l_valor_emprestimo, l_valor_juros, l_numero_emprestimo;</text:p>
      <text:p text:style-name="P4"><text:tab/><text:tab/>IF FOUND THEN </text:p>
      <text:p text:style-name="P4"><text:tab/><text:tab/><text:tab/>l_valor_emprestimo = l_valor_emprestimo * (1+((l_valor_juros)/100));</text:p>
      <text:p text:style-name="P4"><text:tab/><text:tab/><text:tab/>UPDATE EMPRESTIMO SET VALOR_EMPRESTIMO = l_valor_emprestimo WHERE </text:p>
      <text:p text:style-name="P4"><text:tab/><text:tab/><text:tab/>NUMERO_EMPRESTIMO=l_numero_emprestimo;</text:p>
      <text:p text:style-name="P4"><text:tab/><text:tab/>END IF;</text:p>
      <text:p text:style-name="P4"><text:tab/><text:tab/>IF not FOUND THEN EXIT;</text:p>
      <text:p text:style-name="P4"><text:tab/><text:tab/>END IF;</text:p>
      <text:p text:style-name="P4"><text:tab/>END LOOP;</text:p>
      <text:p text:style-name="P4"><text:s text:c="3"/>CLOSE cursor_relatorio;</text:p>
      <text:p text:style-name="P4"><text:s text:c="3"/>RETURN;</text:p>
      <text:p text:style-name="P4">END</text:p>
      <text:p text:style-name="P4">$BODY$</text:p>
      <text:p text:style-name="P4"><text:s text:c="2"/>LANGUAGE plpgsql VOLATILE</text:p>
      <text:p text:style-name="P4"><text:s text:c="2"/>COST 100;</text:p>
      <text:p text:style-name="P4">ALTER FUNCTION update_valor_emprestimo2(character varying)</text:p>
      <text:p text:style-name="P4"><text:s text:c="2"/>OWNER TO aluno;</text:p>
      <text:p text:style-name="P4"><text:soft-page-break/></text:p>
      <text:p text:style-name="P4"/>
      <text:p text:style-name="P4"/>
      <text:p text:style-name="P4">--IMPLEMENTE UM GATILHO (TRIGGER) QUE ATUALIZE A TABELA CONTA, PARA O CAMPO SALDO_CONTA, </text:p>
      <text:p text:style-name="P4">--SEMPRE QUE UMA NOVA LINHA FOR INSERIDA NA TABELA DE DEPÓSITO OU EMPRÉSTIMO.</text:p>
      <text:p text:style-name="P4"/>
      <text:p text:style-name="P4">CREATE OR REPLACE FUNCTION atualiza_saldo_conta()</text:p>
      <text:p text:style-name="P4"><text:tab/>RETURNS TRIGGER AS</text:p>
      <text:p text:style-name="P4">$BODY$</text:p>
      <text:p text:style-name="P4">DECLARE</text:p>
      <text:p text:style-name="P4"><text:tab/>local_total_deposito FLOAT;</text:p>
      <text:p text:style-name="P4"><text:tab/>local_total_emprestimo FLOAT;</text:p>
      <text:p text:style-name="P4"><text:tab/>local_numero_conta_deposito INTEGER;</text:p>
      <text:p text:style-name="P4"><text:tab/>local_numero_conta_emprestimo INTEGER;</text:p>
      <text:p text:style-name="P4"><text:tab/>local_nome_agencia_deposito CHARACTER VARYING;</text:p>
      <text:p text:style-name="P4"><text:tab/>local_nome_agencia_emprestimo CHARACTER VARYING;</text:p>
      <text:p text:style-name="P4"><text:tab/>cursor_deposito CURSOR FOR SELECT C.NUMERO_CONTA, C.NOME_AGENCIA,</text:p>
      <text:p text:style-name="P4"><text:tab/>COALESCE(SUM(D.SALDO_DEPOSITO),0) AS TOTAL_DEPOSITO</text:p>
      <text:p text:style-name="P4"><text:tab/>FROM CONTA AS C NATURAL LEFT OUTER JOIN DEPOSITO AS D</text:p>
      <text:p text:style-name="P4"><text:tab/>GROUP BY C.NUMERO_CONTA, C.NOME_AGENCIA</text:p>
      <text:p text:style-name="P4"><text:tab/>ORDER BY C.NUMERO_CONTA;</text:p>
      <text:p text:style-name="P4"><text:tab/>cursor_emprestimo CURSOR FOR SELECT C.NUMERO_CONTA, C.NOME_AGENCIA,</text:p>
      <text:p text:style-name="P4"><text:tab/>COALESCE(SUM(E.VALOR_EMPRESTIMO),0) AS TOTAL_EMPRESTIMO</text:p>
      <text:p text:style-name="P4"><text:tab/>FROM CONTA AS C NATURAL LEFT OUTER JOIN EMPRESTIMO AS E</text:p>
      <text:p text:style-name="P4"><text:tab/>GROUP BY C.NUMERO_CONTA, C.NOME_AGENCIA</text:p>
      <text:p text:style-name="P4"><text:tab/>ORDER BY C.NUMERO_CONTA;</text:p>
      <text:p text:style-name="P4">BEGIN</text:p>
      <text:p text:style-name="P4"><text:tab/>RAISE NOTICE 'GALVÃO! FALA TINO! SENTIU!';</text:p>
      <text:p text:style-name="P4"><text:tab/>OPEN cursor_deposito;</text:p>
      <text:p text:style-name="P4"><text:tab/>LOOP</text:p>
      <text:p text:style-name="P4"><text:soft-page-break/><text:tab/><text:tab/>FETCH cursor_deposito INTO local_numero_conta_deposito, local_nome_agencia_deposito, local_total_deposito;</text:p>
      <text:p text:style-name="P4"><text:tab/><text:tab/>IF FOUND THEN</text:p>
      <text:p text:style-name="P4"><text:tab/><text:tab/><text:tab/>FOR emprestiminho in cursor_emprestimo</text:p>
      <text:p text:style-name="P4"><text:tab/><text:tab/><text:tab/>LOOP</text:p>
      <text:p text:style-name="P4"><text:tab/><text:tab/><text:tab/><text:tab/>IF local_numero_conta_deposito=emprestiminho.NUMERO_CONTA</text:p>
      <text:p text:style-name="P4"><text:tab/><text:tab/><text:tab/><text:tab/>AND local_nome_agencia_deposito=emprestiminho.NOME_AGENCIA THEN</text:p>
      <text:p text:style-name="P4"><text:tab/><text:tab/><text:tab/><text:tab/><text:tab/>UPDATE CONTA SET SALDO_CONTA = local_total_deposito - emprestiminho.TOTAL_EMPRESTIMO</text:p>
      <text:p text:style-name="P4"><text:tab/><text:tab/><text:tab/><text:tab/><text:tab/>WHERE NUMERO_CONTA = local_numero_conta_deposito</text:p>
      <text:p text:style-name="P4"><text:tab/><text:tab/><text:tab/><text:tab/><text:tab/>AND NOME_AGENCIA = local_nome_agencia_deposito;</text:p>
      <text:p text:style-name="P4"><text:tab/><text:tab/><text:tab/><text:tab/>EXIT;</text:p>
      <text:p text:style-name="P4"><text:tab/><text:tab/><text:tab/><text:tab/>END IF;</text:p>
      <text:p text:style-name="P4"><text:tab/><text:tab/><text:tab/>END LOOP;</text:p>
      <text:p text:style-name="P4"><text:tab/><text:tab/>END IF;</text:p>
      <text:p text:style-name="P4"><text:tab/><text:tab/>IF NOT FOUND THEN EXIT; END IF;</text:p>
      <text:p text:style-name="P4"><text:tab/>END LOOP;</text:p>
      <text:p text:style-name="P4"><text:tab/>CLOSE cursor_deposito;</text:p>
      <text:p text:style-name="P4"><text:tab/>RETURN NULL;</text:p>
      <text:p text:style-name="P4">END</text:p>
      <text:p text:style-name="P4">$BODY$</text:p>
      <text:p text:style-name="P4">LANGUAGE plpgsql VOLATILE COST 100;</text:p>
      <text:p text:style-name="P4">ALTER FUNCTION atualiza_saldo_conta() OWNER TO aluno;</text:p>
      <text:p text:style-name="P4"/>
      <text:p text:style-name="P4"/>
      <text:p text:style-name="P4"/>
      <text:p text:style-name="P4">CREATE TRIGGER TRIGGER_atualiza_saldo_conta_from_deposito</text:p>
      <text:p text:style-name="P4">AFTER UPDATE ON DEPOSITO</text:p>
      <text:p text:style-name="P4">FOR EACH STATEMENT EXECUTE PROCEDURE atualiza_saldo_conta();</text:p>
      <text:p text:style-name="P4"/>
      <text:p text:style-name="P4"><text:soft-page-break/>CREATE TRIGGER TRIGGER_atualiza_saldo_conta_from_deposito_insert</text:p>
      <text:p text:style-name="P4">AFTER INSERT ON DEPOSITO</text:p>
      <text:p text:style-name="P4">FOR EACH STATEMENT EXECUTE PROCEDURE atualiza_saldo_conta();</text:p>
      <text:p text:style-name="P4"/>
      <text:p text:style-name="P4">CREATE TRIGGER TRIGGER_atualiza_saldo_conta_from_emprestimo</text:p>
      <text:p text:style-name="P4">AFTER UPDATE ON EMPRESTIMO</text:p>
      <text:p text:style-name="P4">FOR EACH STATEMENT EXECUTE PROCEDURE atualiza_saldo_conta();</text:p>
      <text:p text:style-name="P4"/>
      <text:p text:style-name="P4">CREATE TRIGGER TRIGGER_atualiza_saldo_conta_from_emprestimo_insert</text:p>
      <text:p text:style-name="P4">AFTER INSERT ON EMPRESTIMO</text:p>
      <text:p text:style-name="P4">FOR EACH STATEMENT EXECUTE PROCEDURE atualiza_saldo_conta()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7T21:25:29.727486617</meta:creation-date>
    <dc:date>2020-08-26T21:46:19.335927008</dc:date>
    <meta:editing-duration>PT4M45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7" meta:paragraph-count="372" meta:word-count="1851" meta:character-count="15621" meta:non-whitespace-character-count="13729"/>
  </office:meta>
</office:document-meta>
</file>